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" svg:font-family="courier, monospace"/>
    <style:font-face style:name="sans-serif" svg:font-family="sans-serif"/>
  </office:font-face-decls>
  <office:automatic-styles>
    <style:style style:name="P1" style:family="paragraph" style:parent-style-name="Heading_20_1">
      <style:paragraph-properties fo:margin-left="0cm" fo:margin-right="0cm" fo:orphans="2" fo:widows="2" fo:text-indent="0cm" style:auto-text-indent="false" fo:padding-left="0cm" fo:padding-right="0cm" fo:padding-top="0cm" fo:padding-bottom="0.049cm" fo:border-left="none" fo:border-right="none" fo:border-top="none" fo:border-bottom="0.06pt solid #cccccc"/>
    </style:style>
    <style:style style:name="P2" style:family="paragraph" style:parent-style-name="Heading_20_2">
      <style:paragraph-properties fo:text-align="justify" style:justify-single-word="false" fo:orphans="2" fo:widows="2" fo:padding-left="0cm" fo:padding-right="0cm" fo:padding-top="0cm" fo:padding-bottom="0.053cm" fo:border-left="none" fo:border-right="none" fo:border-top="none" fo:border-bottom="0.06pt solid #cccccc"/>
      <style:text-properties fo:font-variant="normal" fo:text-transform="none" fo:color="#333333" loext:opacity="100%" style:font-name="sans-serif" fo:font-size="9pt" fo:letter-spacing="normal" fo:language="pt" fo:country="BR" fo:font-style="normal" fo:font-weight="bold" style:font-size-asian="9pt" style:font-size-complex="9pt"/>
    </style:style>
    <style:style style:name="P3" style:family="paragraph" style:parent-style-name="Horizontal_20_Line">
      <style:paragraph-properties fo:text-align="justify" style:justify-single-word="false" fo:orphans="2" fo:widows="2"/>
      <style:text-properties fo:font-size="9pt" style:font-size-asian="9pt" style:font-size-complex="9pt"/>
    </style:style>
    <style:style style:name="P4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 style:font-size-asian="9pt" style:font-size-complex="9pt"/>
    </style:style>
    <style:style style:name="P5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style:font-name="courier" fo:font-size="9pt" fo:letter-spacing="normal" fo:language="pt" fo:country="BR" fo:font-style="normal" fo:font-weight="normal" style:font-size-asian="9pt" style:font-size-complex="9pt"/>
    </style:style>
    <style:style style:name="P6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variant="normal" fo:text-transform="none" fo:color="#333333" loext:opacity="100%" fo:font-size="9pt" fo:letter-spacing="normal" style:font-size-asian="9pt" style:font-size-complex="9pt"/>
    </style:style>
    <style:style style:name="P7" style:family="paragraph" style:parent-style-name="Preformatted_20_Text" style:list-style-name="L1">
      <loext:graphic-properties draw:fill="solid" draw:fill-color="#f0f0f0" draw:opacity="100%"/>
      <style:paragraph-properties fo:margin-top="0cm" fo:margin-bottom="0.499cm" style:contextual-spacing="false" fo:text-align="justify" style:justify-single-word="false" fo:orphans="2" fo:widows="2" fo:background-color="#f0f0f0"/>
      <style:text-properties fo:font-variant="normal" fo:text-transform="none" fo:color="#333333" loext:opacity="100%" fo:font-size="9pt" fo:letter-spacing="normal" style:font-size-asian="9pt" style:font-size-complex="9pt"/>
    </style:style>
    <style:style style:name="P8" style:family="paragraph" style:parent-style-name="Preformatted_20_Text" style:list-style-name="L1">
      <loext:graphic-properties draw:fill="solid" draw:fill-color="#f0f0f0" draw:opacity="100%"/>
      <style:paragraph-properties fo:text-align="justify" style:justify-single-word="false" fo:orphans="2" fo:widows="2" fo:background-color="#f0f0f0"/>
      <style:text-properties fo:font-size="9pt" style:font-size-asian="9pt" style:font-size-complex="9pt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Text_20_body" style:list-style-name="L1">
      <style:paragraph-properties fo:margin-top="0cm" fo:margin-bottom="0cm" style:contextual-spacing="false"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 style:font-size-asian="9pt" style:font-size-complex="9pt"/>
    </style:style>
    <style:style style:name="P11" style:family="paragraph" style:parent-style-name="Text_20_body" style:list-style-name="L1">
      <style:paragraph-properties fo:text-align="justify" style:justify-single-word="false" fo:orphans="2" fo:widows="2"/>
      <style:text-properties fo:font-variant="normal" fo:text-transform="none" fo:color="#333333" loext:opacity="100%" style:font-name="sans-serif" fo:font-size="9pt" fo:letter-spacing="normal" fo:language="pt" fo:country="BR" fo:font-style="normal" fo:font-weight="normal" style:font-size-asian="9pt" style:font-size-complex="9pt"/>
    </style:style>
    <style:style style:name="P1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sans-serif" fo:font-size="18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sans-serif" fo:letter-spacing="normal" fo:font-style="normal" style:text-underline-style="none" fo:font-weight="normal" style:text-blinking="false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sans-serif" fo:font-size="9pt" fo:letter-spacing="normal" fo:font-style="normal" style:text-underline-style="none" fo:font-weight="normal" style:text-blinking="false" style:font-size-asian="9pt" style:font-size-complex="9pt"/>
    </style:style>
    <style:style style:name="T4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/>
    </style:style>
    <style:style style:name="T5" style:family="text">
      <style:text-properties fo:font-variant="normal" fo:text-transform="none" fo:color="#333333" loext:opacity="100%" style:font-name="sans-serif" fo:font-size="9pt" fo:letter-spacing="normal" fo:language="pt" fo:country="BR" fo:font-style="normal" fo:font-weight="normal" style:font-size-asian="9pt" style:font-size-complex="9pt"/>
    </style:style>
    <style:style style:name="T6" style:family="text">
      <style:text-properties fo:font-variant="normal" fo:text-transform="none" fo:color="#333333" loext:opacity="100%" style:font-name="sans-serif" fo:letter-spacing="normal" fo:language="pt" fo:country="BR" fo:font-style="normal" fo:font-weight="normal"/>
    </style:style>
    <style:style style:name="T7" style:family="text">
      <style:text-properties style:font-name="courier" fo:font-size="9pt" fo:language="pt" fo:country="BR" fo:font-style="normal" fo:font-weight="normal"/>
    </style:style>
    <style:style style:name="T8" style:family="text">
      <style:text-properties style:font-name="courier" fo:language="pt" fo:country="BR" fo:font-style="normal" fo:font-weight="normal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space-before="0.635cm" text:min-label-width="0.635cm"/>
      </text:list-level-style-number>
      <text:list-level-style-number text:level="2" text:style-name="Numbering_20_Symbols" loext:num-list-format="%2%." style:num-suffix="." style:num-format="a">
        <style:list-level-properties text:space-before="1.886cm" text:min-label-width="0.635cm"/>
      </text:list-level-style-number>
      <text:list-level-style-number text:level="3" text:style-name="Numbering_20_Symbols" loext:num-list-format="%3%." style:num-suffix="." style:num-format="a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a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a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a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a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a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a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a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pagelocation"/><text:a xlink:type="simple" xlink:href="https://wiki.python.org.br/EstruturaDeRepeticao?action=fullsearch&amp;context=180&amp;value=linkto%3A%22EstruturaDeRepeticao%22" text:style-name="Internet_20_link" text:visited-style-name="Visited_20_Internet_20_Link"><text:span text:style-name="T3">EstruturaDeRepeticao</text:span></text:a></text:h>
      <text:section text:style-name="Sect1" text:name="content">
        <text:p text:style-name="P12"><text:bookmark text:name="top"/><text:bookmark text:name="line-1"/><text:span text:style-name="T5">Voltar para </text:span><text:a xlink:type="simple" xlink:href="https://wiki.python.org.br/ListaDeExercicios" text:style-name="Internet_20_link" text:visited-style-name="Visited_20_Internet_20_Link">ListaDeExercicios</text:a><text:bookmark text:name="line-2"/><text:bookmark text:name="line-3"/></text:p>
        <text:p text:style-name="P3"/>
        <text:h text:style-name="P2" text:outline-level="2"><text:bookmark text:name="line-4"/><text:bookmark text:name="line-5"/><text:bookmark text:name="Estrutura_de_Repeti.2BAOcA4w-o"/>Estrutura de Repetição</text:h>
        <text:list xml:id="list1591062611" text:style-name="L1">
          <text:list-item>
            <text:p text:style-name="P10"><text:bookmark text:name="line-6"/><text:bookmark text:name="line-7"/>Faça um programa que peça uma nota, entre zero e dez. Mostre uma mensagem caso o valor seja inválido e continue pedindo até que o usuário informe um valor válido.<text:bookmark text:name="line-8"/><text:bookmark text:name="line-9"/></text:p>
          </text:list-item>
          <text:list-item>
            <text:p text:style-name="P10">Faça um programa que leia um nome de usuário e a sua senha e não aceite a senha igual ao nome do usuário, mostrando uma mensagem de erro e voltando a pedir as informações.<text:bookmark text:name="line-10"/><text:bookmark text:name="line-11"/></text:p>
          </text:list-item>
          <text:list-item>
            <text:p text:style-name="P10">Faça um programa que leia e valide as seguintes informações:<text:bookmark text:name="line-12"/></text:p>
            <text:list>
              <text:list-item>
                <text:p text:style-name="P10">Nome: maior que 3 caracteres;<text:bookmark text:name="line-13"/></text:p>
              </text:list-item>
              <text:list-item>
                <text:p text:style-name="P10">Idade: entre 0 e 150;<text:bookmark text:name="line-14"/></text:p>
              </text:list-item>
              <text:list-item>
                <text:p text:style-name="P10">Salário: maior que zero;<text:bookmark text:name="line-15"/></text:p>
              </text:list-item>
              <text:list-item>
                <text:p text:style-name="P10">Sexo: 'f' ou 'm';<text:bookmark text:name="line-16"/></text:p>
              </text:list-item>
              <text:list-item>
                <text:p text:style-name="P10">Estado Civil: 's', 'c', 'v', 'd';<text:bookmark text:name="line-17"/><text:bookmark text:name="line-18"/></text:p>
              </text:list-item>
            </text:list>
          </text:list-item>
          <text:list-item>
            <text:p text:style-name="P10">Supondo que a população de um país A seja da ordem de 80000 habitantes com uma taxa anual de crescimento de 3% e que a população de B seja 200000 habitantes com uma taxa de crescimento de 1.5%. Faça um programa que calcule e escreva o número de anos necessários para que a população do país A ultrapasse ou iguale a população do país B, mantidas as taxas de crescimento.<text:bookmark text:name="line-19"/><text:bookmark text:name="line-20"/></text:p>
          </text:list-item>
          <text:list-item>
            <text:p text:style-name="P10">Altere o programa anterior permitindo ao usuário informar as populações e as taxas de crescimento iniciais. Valide a entrada e permita repetir a operação.<text:bookmark text:name="line-21"/><text:bookmark text:name="line-22"/></text:p>
          </text:list-item>
          <text:list-item>
            <text:p text:style-name="P10">Faça um programa que imprima na tela os números de 1 a 20, um abaixo do outro. Depois modifique o programa para que ele mostre os números um ao lado do outro.<text:bookmark text:name="line-23"/><text:bookmark text:name="line-24"/></text:p>
          </text:list-item>
          <text:list-item>
            <text:p text:style-name="P10">Faça um programa que leia 5 números e informe o maior número.<text:bookmark text:name="line-25"/><text:bookmark text:name="line-26"/></text:p>
          </text:list-item>
          <text:list-item>
            <text:p text:style-name="P10">Faça um programa que leia 5 números e informe a soma e a média dos números.<text:bookmark text:name="line-27"/><text:bookmark text:name="line-28"/></text:p>
          </text:list-item>
          <text:list-item>
            <text:p text:style-name="P10">Faça um programa que imprima na tela apenas os números ímpares entre 1 e 50.<text:bookmark text:name="line-29"/><text:bookmark text:name="line-30"/></text:p>
          </text:list-item>
          <text:list-item>
            <text:p text:style-name="P10">Faça um programa que receba dois números inteiros e gere os números inteiros que estão no intervalo compreendido por eles.<text:bookmark text:name="line-31"/><text:bookmark text:name="line-32"/></text:p>
          </text:list-item>
          <text:list-item>
            <text:p text:style-name="P10">Altere o programa anterior para mostrar no final a soma dos números.<text:bookmark text:name="line-33"/><text:bookmark text:name="line-34"/></text:p>
          </text:list-item>
          <text:list-item>
            <text:p text:style-name="P10">Desenvolva um gerador de tabuada, capaz de gerar a tabuada de qualquer número inteiro entre 1 a 10. O usuário deve informar de qual numero ele deseja ver a tabuada. A saída deve ser conforme o exemplo abaixo:<text:bookmark text:name="line-35"/><text:bookmark text:name="line-36"/></text:p>
            <text:list>
              <text:list-item>
                <text:p text:style-name="P4"><text:bookmark text:name="line-37"/><text:bookmark text:name="line-38"/><text:bookmark text:name="line-39"/><text:bookmark text:name="line-40"/><text:bookmark text:name="line-41"/><text:bookmark text:name="line-42"/><text:bookmark text:name="line-110"/>Tabuada de 5:</text:p>
                <text:p text:style-name="P4"><text:bookmark text:name="line-210"/>5 X 1 = 5</text:p>
                <text:p text:style-name="P4"><text:bookmark text:name="line-310"/>5 X 2 = 10</text:p>
                <text:p text:style-name="P4"><text:bookmark text:name="line-43"/>...</text:p>
                <text:p text:style-name="P5"><text:bookmark text:name="line-51"/>5 X 10 = 50</text:p>
              </text:list-item>
            </text:list>
          </text:list-item>
          <text:list-item>
            <text:p text:style-name="P10"><text:bookmark text:name="line-431"/><text:bookmark text:name="line-44"/>Faça um programa que peça dois números, base e expoente, calcule e mostre o primeiro número elevado ao segundo número. Não utilize a função de potência da linguagem.<text:bookmark text:name="line-45"/><text:bookmark text:name="line-46"/></text:p>
          </text:list-item>
          <text:list-item>
            <text:p text:style-name="P10">Faça um programa que peça 10 números inteiros, calcule e mostre a quantidade de números pares e a quantidade de números impares.<text:bookmark text:name="line-47"/><text:bookmark text:name="line-48"/></text:p>
          </text:list-item>
          <text:list-item>
            <text:p text:style-name="P10">A série de Fibonacci é formada pela seqüência 1,1,2,3,5,8,13,21,34,55,... Faça um programa capaz de gerar a série até o n−ésimo termo.<text:bookmark text:name="line-49"/><text:bookmark text:name="line-50"/></text:p>
          </text:list-item>
          <text:list-item>
            <text:p text:style-name="P10">A série de Fibonacci é formada pela seqüência 0,1,1,2,3,5,8,13,21,34,55,... Faça um programa que gere a série até que o valor seja maior que 500.<text:bookmark text:name="line-511"/><text:bookmark text:name="line-52"/></text:p>
          </text:list-item>
          <text:list-item>
            <text:p text:style-name="P10">Faça um programa que calcule o fatorial de um número inteiro fornecido pelo usuário. Ex.: 5!=5.4.3.2.1=120<text:bookmark text:name="line-53"/><text:bookmark text:name="line-54"/></text:p>
          </text:list-item>
          <text:list-item>
            <text:p text:style-name="P10">Faça um programa que, dado um conjunto de N números, determine o menor valor, o maior valor e a soma dos valores.<text:bookmark text:name="line-55"/><text:bookmark text:name="line-56"/></text:p>
          </text:list-item>
          <text:list-item>
            <text:p text:style-name="P10">Altere o programa anterior para que ele aceite apenas números entre 0 e 1000.<text:bookmark text:name="line-57"/><text:bookmark text:name="line-58"/></text:p>
          </text:list-item>
          <text:list-item>
            <text:p text:style-name="P10">Altere o programa de cálculo do fatorial, permitindo ao usuário calcular o fatorial várias vezes e limitando o fatorial a números inteiros positivos e menores que 16.<text:bookmark text:name="line-59"/><text:bookmark text:name="line-60"/></text:p>
          </text:list-item>
          <text:list-item>
            <text:p text:style-name="P10">Faça um programa que peça um número inteiro e determine se ele é ou não um número primo. Um número primo é aquele que é divisível somente por ele mesmo e por 1.<text:bookmark text:name="line-61"/><text:bookmark text:name="line-62"/></text:p>
          </text:list-item>
          <text:list-item>
            <text:p text:style-name="P10">Altere o programa de cálculo dos números primos, informando, caso o número não seja primo, por quais número ele é divisível.<text:bookmark text:name="line-63"/><text:bookmark text:name="line-64"/></text:p>
          </text:list-item>
          <text:list-item>
            <text:p text:style-name="P10"><text:soft-page-break/>Faça um programa que mostre todos os primos entre 1 e N sendo N um número inteiro fornecido pelo usuário. O programa deverá mostrar também o número de divisões que ele executou para encontrar os números primos. Serão avaliados o funcionamento, o estilo e o número de testes (divisões) executados.<text:bookmark text:name="line-65"/><text:bookmark text:name="line-66"/></text:p>
          </text:list-item>
          <text:list-item>
            <text:p text:style-name="P10">Faça um programa que calcule o mostre a média aritmética de N notas.<text:bookmark text:name="line-67"/><text:bookmark text:name="line-68"/></text:p>
          </text:list-item>
          <text:list-item>
            <text:p text:style-name="P10">Faça um programa que peça para n pessoas a sua idade, ao final o programa devera verificar se a média de idade da turma varia entre 0 e 25,26 e 60 e maior que 60; e então, dizer se a turma é jovem, adulta ou idosa, conforme a média calculada.<text:bookmark text:name="line-69"/><text:bookmark text:name="line-70"/></text:p>
          </text:list-item>
          <text:list-item>
            <text:p text:style-name="P10">Numa eleição existem três candidatos. Faça um programa que peça o número total de eleitores. Peça para cada eleitor votar e ao final mostrar o número de votos de cada candidato.<text:bookmark text:name="line-71"/><text:bookmark text:name="line-72"/></text:p>
          </text:list-item>
          <text:list-item>
            <text:p text:style-name="P10">Faça um programa que calcule o número médio de alunos por turma. Para isto, peça a quantidade de turmas e a quantidade de alunos para cada turma. As turmas não podem ter mais de 40 alunos.<text:bookmark text:name="line-73"/><text:bookmark text:name="line-74"/></text:p>
          </text:list-item>
          <text:list-item>
            <text:p text:style-name="P10">Faça um programa que calcule o valor total investido por um colecionador em sua coleção de CDs e o valor médio gasto em cada um deles. O usuário deverá informar a quantidade de CDs e o valor para em cada um.<text:bookmark text:name="line-75"/><text:bookmark text:name="line-76"/></text:p>
          </text:list-item>
          <text:list-item>
            <text:p text:style-name="P10">O Sr. Manoel Joaquim possui uma grande loja de artigos de R$ 1,99, com cerca de 10 caixas. Para agilizar o cálculo de quanto cada cliente deve pagar ele desenvolveu um tabela que contém o número de itens que o cliente comprou e ao lado o valor da conta. Desta forma a atendente do caixa precisa apenas contar quantos itens o cliente está levando e olhar na tabela de preços. Você foi contratado para desenvolver o programa que monta esta tabela de preços, que conterá os preços de 1 até 50 produtos, conforme o exemplo abaixo:<text:bookmark text:name="line-77"/><text:bookmark text:name="line-78"/></text:p>
            <text:list>
              <text:list-item>
                <text:p text:style-name="P4"><text:bookmark text:name="line-79"/><text:bookmark text:name="line-80"/><text:bookmark text:name="line-81"/><text:bookmark text:name="line-82"/><text:bookmark text:name="line-83"/><text:bookmark text:name="line-84"/><text:bookmark text:name="line-1-1"/>Lojas Quase Dois - Tabela de preços</text:p>
                <text:p text:style-name="P4"><text:bookmark text:name="line-2-1"/>1 - R$ 1.99</text:p>
                <text:p text:style-name="P4"><text:bookmark text:name="line-3-1"/>2 - R$ 3.98</text:p>
                <text:p text:style-name="P4"><text:bookmark text:name="line-4-1"/>...</text:p>
                <text:p text:style-name="P5"><text:bookmark text:name="line-5-1"/>50 - R$ 99.50</text:p>
              </text:list-item>
            </text:list>
          </text:list-item>
          <text:list-item>
            <text:p text:style-name="P10"><text:bookmark text:name="line-85"/><text:bookmark text:name="line-86"/>O Sr. Manoel Joaquim acaba de adquirir uma panificadora e pretende implantar a metodologia da tabelinha, que já é um sucesso na sua loja de 1,99. Você foi contratado para desenvolver o programa que monta a tabela de preços de pães, de 1 até 50 pães, a partir do preço do pão informado pelo usuário, conforme o exemplo abaixo:<text:bookmark text:name="line-87"/><text:bookmark text:name="line-88"/></text:p>
            <text:list>
              <text:list-item>
                <text:p text:style-name="P4"><text:bookmark text:name="line-89"/><text:bookmark text:name="line-90"/><text:bookmark text:name="line-91"/><text:bookmark text:name="line-92"/><text:bookmark text:name="line-93"/><text:bookmark text:name="line-94"/><text:bookmark text:name="line-95"/><text:bookmark text:name="line-1-2"/>Preço do pão: R$ 0.18</text:p>
                <text:p text:style-name="P4"><text:bookmark text:name="line-2-2"/>Panificadora Pão de Ontem - Tabela de preços</text:p>
                <text:p text:style-name="P4"><text:bookmark text:name="line-3-2"/>1 - R$ 0.18</text:p>
                <text:p text:style-name="P4"><text:bookmark text:name="line-4-2"/>2 - R$ 0.36</text:p>
                <text:p text:style-name="P4"><text:bookmark text:name="line-5-2"/>...</text:p>
                <text:p text:style-name="P5"><text:bookmark text:name="line-610"/>50 - R$ 9.00</text:p>
              </text:list-item>
            </text:list>
          </text:list-item>
          <text:list-item>
            <text:p text:style-name="P10"><text:bookmark text:name="line-96"/><text:bookmark text:name="line-97"/>O Sr. Manoel Joaquim expandiu seus negócios para além dos negócios de 1,99 e agora possui uma loja de conveniências. Faça um programa que implemente uma caixa registradora rudimentar. O programa deverá receber um número desconhecido de valores referentes aos preços das mercadorias. Um valor zero deve ser informado pelo operador para indicar o final da compra. O programa deve então mostrar o total da compra e perguntar o valor em dinheiro que o cliente forneceu, para então calcular e mostrar o valor do troco. Após esta operação, o programa deverá voltar ao ponto inicial, para registrar a próxima compra. A saída deve ser conforme o exemplo abaixo:<text:bookmark text:name="line-98"/><text:bookmark text:name="line-99"/></text:p>
            <text:list>
              <text:list-item>
                <text:p text:style-name="P4"><text:bookmark text:name="line-100"/><text:bookmark text:name="line-101"/><text:bookmark text:name="line-102"/><text:bookmark text:name="line-103"/><text:bookmark text:name="line-104"/><text:bookmark text:name="line-105"/><text:bookmark text:name="line-106"/><text:bookmark text:name="line-107"/><text:bookmark text:name="line-108"/><text:bookmark text:name="line-1-3"/>Lojas Tabajara </text:p>
                <text:p text:style-name="P4"><text:bookmark text:name="line-2-3"/>Produto 1: R$ 2.20</text:p>
                <text:p text:style-name="P4"><text:bookmark text:name="line-3-3"/>Produto 2: R$ 5.80</text:p>
                <text:p text:style-name="P4"><text:bookmark text:name="line-4-3"/>Produto 3: R$ 0</text:p>
                <text:p text:style-name="P4"><text:bookmark text:name="line-5-3"/>Total: R$ 9.00</text:p>
                <text:p text:style-name="P4"><text:bookmark text:name="line-6-1"/>Dinheiro: R$ 20.00</text:p>
                <text:p text:style-name="P4"><text:bookmark text:name="line-710"/>Troco: R$ 11.00</text:p>
                <text:p text:style-name="P5"><text:bookmark text:name="line-810"/>...</text:p>
              </text:list-item>
            </text:list>
          </text:list-item>
          <text:list-item>
            <text:p text:style-name="P10"><text:bookmark text:name="line-109"/><text:bookmark text:name="line-1101"/>Faça um programa que calcule o fatorial de um número inteiro fornecido pelo usuário. Ex.: 5!=5.4.3.2.1=120. A saída deve ser conforme o exemplo abaixo:<text:bookmark text:name="line-111"/><text:bookmark text:name="line-112"/></text:p>
            <text:list>
              <text:list-item>
                <text:p text:style-name="P4"><text:bookmark text:name="line-113"/><text:bookmark text:name="line-114"/><text:bookmark text:name="line-115"/><text:bookmark text:name="line-1-4"/>Fatorial de: 5</text:p>
                <text:p text:style-name="P5"><text:bookmark text:name="line-2-4"/>5! = <text:s/>5 . 4 . 3 . 2 . 1 = 120</text:p>
              </text:list-item>
            </text:list>
          </text:list-item>
          <text:list-item>
            <text:p text:style-name="P10"><text:bookmark text:name="line-116"/><text:bookmark text:name="line-117"/>O Departamento Estadual de Meteorologia lhe contratou para desenvolver um programa que leia as um conjunto indeterminado de temperaturas, e informe ao final a menor e a maior temperaturas informadas, bem como a média das temperaturas.<text:bookmark text:name="line-118"/><text:bookmark text:name="line-119"/></text:p>
          </text:list-item>
          <text:list-item>
            <text:p text:style-name="P10">Os números primos possuem várias aplicações dentro da Computação, por exemplo na Criptografia. Um número primo é aquele que é divisível apenas por um e por ele mesmo. Faça um programa que peça um número inteiro e determine se ele é ou não um número primo.<text:bookmark text:name="line-120"/><text:bookmark text:name="line-121"/></text:p>
          </text:list-item>
          <text:list-item>
            <text:p text:style-name="P10">Encontrar números primos é uma tarefa difícil. Faça um programa que gera uma lista dos números primos existentes entre 1 e um número inteiro informado pelo usuário.<text:bookmark text:name="line-122"/><text:bookmark text:name="line-123"/></text:p>
          </text:list-item>
          <text:list-item>
            <text:p text:style-name="P10"><text:soft-page-break/>Desenvolva um programa que faça a tabuada de um número qualquer inteiro que será digitado pelo usuário, mas a tabuada não deve necessariamente iniciar em 1 e terminar em 10, o valor inicial e final devem ser informados também pelo usuário, conforme exemplo abaixo:<text:bookmark text:name="line-124"/><text:bookmark text:name="line-125"/></text:p>
            <text:list>
              <text:list-item>
                <text:p text:style-name="P4"><text:bookmark text:name="line-126"/><text:bookmark text:name="line-127"/><text:bookmark text:name="line-128"/><text:bookmark text:name="line-129"/><text:bookmark text:name="line-130"/><text:bookmark text:name="line-131"/><text:bookmark text:name="line-132"/><text:bookmark text:name="line-133"/><text:bookmark text:name="line-134"/><text:bookmark text:name="line-135"/><text:bookmark text:name="line-1-5"/>Montar a tabuada de: 5</text:p>
                <text:p text:style-name="P4"><text:bookmark text:name="line-2-5"/>Começar por: 4</text:p>
                <text:p text:style-name="P4"><text:bookmark text:name="line-3-4"/>Terminar em: 7</text:p>
                <text:p text:style-name="P8"><text:bookmark text:name="line-4-4"/></text:p>
                <text:p text:style-name="P4"><text:bookmark text:name="line-5-4"/>Vou montar a tabuada de 5 começando em 4 e terminando em 7:</text:p>
                <text:p text:style-name="P4"><text:bookmark text:name="line-6-2"/>5 X 4 = 20</text:p>
                <text:p text:style-name="P4"><text:bookmark text:name="line-7-1"/>5 X 5 = 25</text:p>
                <text:p text:style-name="P4"><text:bookmark text:name="line-8-1"/>5 X 6 = 30</text:p>
                <text:p text:style-name="P5"><text:bookmark text:name="line-910"/>5 X 7 = 35</text:p>
                <text:p text:style-name="P10"><text:bookmark text:name="line-136"/><text:bookmark text:name="line-137"/>Obs: Você deve verificar se o usuário não digitou o final menor que o inicial.<text:bookmark text:name="line-138"/><text:bookmark text:name="line-139"/></text:p>
              </text:list-item>
            </text:list>
          </text:list-item>
          <text:list-item>
            <text:p text:style-name="P10">Uma academia deseja fazer um senso entre seus clientes para descobrir o mais alto, o mais baixo, a mais gordo e o mais magro, para isto você deve fazer um programa que pergunte a cada um dos clientes da academia seu código, sua altura e seu peso. O final da digitação de dados deve ser dada quando o usuário digitar 0 (zero) no campo código. Ao encerrar o programa também deve ser informados os códigos e valores do clente mais alto, do mais baixo, do mais gordo e do mais magro, além da média das alturas e dos pesos dos clientes<text:bookmark text:name="line-140"/><text:bookmark text:name="line-141"/></text:p>
          </text:list-item>
          <text:list-item>
            <text:p text:style-name="P10">Um funcionário de uma empresa recebe aumento salarial anualmente: Sabe-se que:<text:bookmark text:name="line-142"/></text:p>
            <text:list>
              <text:list-item>
                <text:p text:style-name="P10">Esse funcionário foi contratado em 1995, com salário inicial de R$ 1.000,00;<text:bookmark text:name="line-143"/></text:p>
              </text:list-item>
              <text:list-item>
                <text:p text:style-name="P10">Em 1996 recebeu aumento de 1,5% sobre seu salário inicial;<text:bookmark text:name="line-144"/></text:p>
              </text:list-item>
              <text:list-item>
                <text:p text:style-name="P10">A partir de 1997 (inclusive), os aumentos salariais sempre correspondem ao dobro do percentual do ano anterior. <text:bookmark text:name="line-145"/>Faça um programa que determine o salário atual desse funcionário. <text:bookmark text:name="line-146"/><text:bookmark text:name="line-147"/>Após concluir isto, altere o programa permitindo que o usuário digite o salário inicial do funcionário.<text:bookmark text:name="line-148"/><text:bookmark text:name="line-149"/></text:p>
              </text:list-item>
            </text:list>
          </text:list-item>
          <text:list-item>
            <text:p text:style-name="P10">Faça um programa que leia dez conjuntos de dois valores, o primeiro representando o número do aluno e o segundo representando a sua altura em centímetros. Encontre o aluno mais alto e o mais baixo. Mostre o número do aluno mais alto e o número do aluno mais baixo, junto com suas alturas.<text:bookmark text:name="line-150"/><text:bookmark text:name="line-151"/></text:p>
          </text:list-item>
          <text:list-item>
            <text:p text:style-name="P10">Foi feita uma estatística em cinco cidades brasileiras para coletar dados sobre acidentes de trânsito. Foram obtidos os seguintes dados:<text:bookmark text:name="line-152"/></text:p>
            <text:list>
              <text:list-item>
                <text:p text:style-name="P10">Código da cidade;<text:bookmark text:name="line-153"/></text:p>
              </text:list-item>
              <text:list-item>
                <text:p text:style-name="P10">Número de veículos de passeio (em 1999);<text:bookmark text:name="line-154"/></text:p>
              </text:list-item>
              <text:list-item>
                <text:p text:style-name="P10">Número de acidentes de trânsito com vítimas (em 1999). <text:bookmark text:name="line-155"/><text:bookmark text:name="line-156"/>Deseja-se saber:<text:bookmark text:name="line-157"/></text:p>
              </text:list-item>
              <text:list-item>
                <text:p text:style-name="P10">Qual o maior e menor índice de acidentes de transito e a que cidade pertence;<text:bookmark text:name="line-158"/></text:p>
              </text:list-item>
              <text:list-item>
                <text:p text:style-name="P10">Qual a média de veículos nas cinco cidades juntas;<text:bookmark text:name="line-159"/></text:p>
              </text:list-item>
              <text:list-item>
                <text:p text:style-name="P10">Qual a média de acidentes de trânsito nas cidades com menos de 2.000 veículos de passeio.<text:bookmark text:name="line-160"/><text:bookmark text:name="line-161"/></text:p>
              </text:list-item>
            </text:list>
          </text:list-item>
          <text:list-item>
            <text:p text:style-name="P10">Faça um programa que receba o valor de uma dívida e mostre uma tabela com os seguintes dados: valor da dívida, valor dos juros, quantidade de parcelas e valor da parcela.<text:bookmark text:name="line-162"/></text:p>
            <text:list>
              <text:list-item>
                <text:p text:style-name="P11">Os juros e a quantidade de parcelas seguem a tabela abaixo:<text:bookmark text:name="line-163"/><text:bookmark text:name="line-164"/><text:bookmark text:name="line-165"/><text:bookmark text:name="line-166"/><text:bookmark text:name="line-167"/><text:bookmark text:name="line-168"/><text:bookmark text:name="line-169"/><text:bookmark text:name="line-170"/><text:bookmark text:name="line-171"/></text:p>
                <text:p text:style-name="P4"><text:bookmark text:name="line-1-6"/>Quantidade de Parcelas <text:s/>% de Juros sobre o valor inicial da dívida</text:p>
                <text:p text:style-name="P4"><text:bookmark text:name="line-2-6"/>1 <text:s text:c="6"/>0</text:p>
                <text:p text:style-name="P4"><text:bookmark text:name="line-3-5"/>3 <text:s text:c="6"/>10</text:p>
                <text:p text:style-name="P4"><text:bookmark text:name="line-4-5"/>6 <text:s text:c="6"/>15</text:p>
                <text:p text:style-name="P4"><text:bookmark text:name="line-5-5"/>9 <text:s text:c="6"/>20</text:p>
                <text:p text:style-name="P5"><text:bookmark text:name="line-6-3"/>12 <text:s text:c="5"/>25</text:p>
                <text:p text:style-name="P11"><text:bookmark text:name="line-172"/><text:bookmark text:name="line-173"/>Exemplo de saída do programa:<text:bookmark text:name="line-174"/><text:bookmark text:name="line-175"/><text:bookmark text:name="line-176"/><text:bookmark text:name="line-177"/><text:bookmark text:name="line-178"/><text:bookmark text:name="line-179"/><text:bookmark text:name="line-180"/></text:p>
                <text:p text:style-name="P4"><text:bookmark text:name="line-1-7"/>Valor da Dívida Valor dos Juros Quantidade de Parcelas <text:s/>Valor da Parcela</text:p>
                <text:p text:style-name="P4"><text:bookmark text:name="line-2-7"/>R$ 1.000,00 <text:s text:c="4"/>0 <text:s text:c="14"/>1 <text:s text:c="22"/>R$ <text:s/>1.000,00</text:p>
                <text:p text:style-name="P4"><text:bookmark text:name="line-3-6"/>R$ 1.100,00 <text:s text:c="4"/>100 <text:s text:c="12"/>3 <text:s text:c="22"/>R$ <text:s text:c="3"/>366,00</text:p>
                <text:p text:style-name="P5"><text:bookmark text:name="line-4-6"/>R$ 1.150,00 <text:s text:c="4"/>150 <text:s text:c="12"/>6 <text:s text:c="22"/>R$ <text:s text:c="3"/>191,67</text:p>
              </text:list-item>
            </text:list>
          </text:list-item>
          <text:list-item>
            <text:p text:style-name="P10"><text:bookmark text:name="line-181"/><text:bookmark text:name="line-182"/>Faça um programa que leia uma quantidade indeterminada de números positivos e conte quantos deles estão nos seguintes intervalos: [0-25], [26-50], [51-75] e [76-100]. A entrada de dados deverá terminar quando for lido um número negativo.<text:bookmark text:name="line-183"/><text:bookmark text:name="line-184"/></text:p>
          </text:list-item>
          <text:list-item>
            <text:p text:style-name="P10">O cardápio de uma lanchonete é o seguinte:<text:bookmark text:name="line-185"/><text:bookmark text:name="line-186"/></text:p>
            <text:list>
              <text:list-item>
                <text:p text:style-name="P4"><text:bookmark text:name="line-187"/><text:bookmark text:name="line-188"/><text:bookmark text:name="line-189"/><text:bookmark text:name="line-190"/><text:bookmark text:name="line-191"/><text:bookmark text:name="line-192"/><text:bookmark text:name="line-193"/><text:bookmark text:name="line-194"/><text:bookmark text:name="line-1-8"/>Especificação <text:s text:c="2"/>Código <text:s/>Preço</text:p>
                <text:p text:style-name="P4"><text:bookmark text:name="line-2-8"/>Cachorro Quente 100 <text:s text:c="4"/>R$ 1,20</text:p>
                <text:p text:style-name="P4"><text:bookmark text:name="line-3-7"/>Bauru Simples <text:s text:c="2"/>101 <text:s text:c="4"/>R$ 1,30</text:p>
                <text:p text:style-name="P4"><text:bookmark text:name="line-4-7"/>Bauru com ovo <text:s text:c="2"/>102 <text:s text:c="4"/>R$ 1,50</text:p>
                <text:p text:style-name="P4"><text:bookmark text:name="line-5-6"/>Hambúrguer <text:s text:c="5"/>103 <text:s text:c="4"/>R$ 1,20</text:p>
                <text:p text:style-name="P4"><text:bookmark text:name="line-6-4"/><text:soft-page-break/>Cheeseburguer <text:s text:c="2"/>104 <text:s text:c="4"/>R$ 1,30</text:p>
                <text:p text:style-name="P5"><text:bookmark text:name="line-7-2"/>Refrigerante <text:s text:c="3"/>105 <text:s text:c="4"/>R$ 1,00</text:p>
                <text:p text:style-name="P10"><text:bookmark text:name="line-195"/>Faça um programa que leia o código dos itens pedidos e as quantidades desejadas. Calcule e mostre o valor a ser pago por item (preço * quantidade) e o total geral do pedido. Considere que o cliente deve informar quando o pedido deve ser encerrado.<text:bookmark text:name="line-196"/><text:bookmark text:name="line-197"/></text:p>
              </text:list-item>
            </text:list>
          </text:list-item>
          <text:list-item>
            <text:p text:style-name="P10">Em uma eleição presidencial existem quatro candidatos. Os votos são informados por meio de código. Os códigos utilizados são:<text:bookmark text:name="line-198"/><text:bookmark text:name="line-199"/></text:p>
            <text:list>
              <text:list-item>
                <text:p text:style-name="P4"><text:bookmark text:name="line-200"/><text:bookmark text:name="line-201"/><text:bookmark text:name="line-202"/><text:bookmark text:name="line-203"/><text:bookmark text:name="line-204"/><text:bookmark text:name="line-1-9"/>1 , 2, 3, 4 <text:s/>- Votos para os respectivos candidatos </text:p>
                <text:p text:style-name="P4"><text:bookmark text:name="line-2-9"/>(você deve montar a tabela ex: 1 - Jose/ 2- João/etc)</text:p>
                <text:p text:style-name="P4"><text:bookmark text:name="line-3-8"/>5 - Voto Nulo</text:p>
                <text:p text:style-name="P5"><text:bookmark text:name="line-4-8"/>6 - Voto em Branco</text:p>
                <text:p text:style-name="P10"><text:bookmark text:name="line-205"/><text:bookmark text:name="line-206"/>Faça um programa que calcule e mostre:<text:bookmark text:name="line-207"/></text:p>
              </text:list-item>
              <text:list-item>
                <text:p text:style-name="P10">O total de votos para cada candidato;<text:bookmark text:name="line-208"/></text:p>
              </text:list-item>
              <text:list-item>
                <text:p text:style-name="P10">O total de votos nulos;<text:bookmark text:name="line-209"/></text:p>
              </text:list-item>
              <text:list-item>
                <text:p text:style-name="P10">O total de votos em branco;<text:bookmark text:name="line-2101"/></text:p>
              </text:list-item>
              <text:list-item>
                <text:p text:style-name="P10">A percentagem de votos nulos sobre o total de votos;<text:bookmark text:name="line-211"/></text:p>
              </text:list-item>
              <text:list-item>
                <text:p text:style-name="P10">A percentagem de votos em branco sobre o total de votos. <text:bookmark text:name="line-212"/><text:bookmark text:name="line-213"/>Para finalizar o conjunto de votos tem-se o valor zero.<text:bookmark text:name="line-214"/><text:bookmark text:name="line-215"/></text:p>
              </text:list-item>
            </text:list>
          </text:list-item>
          <text:list-item>
            <text:p text:style-name="P10">Desenvolver um programa para verificar a nota do aluno em uma prova com 10 questões, o programa deve perguntar ao aluno a resposta de cada questão e ao final comparar com o gabarito da prova e assim calcular o total de acertos e a nota (atribuir 1 ponto por resposta certa). Após cada aluno utilizar o sistema deve ser feita uma pergunta se outro aluno vai utilizar o sistema. Após todos os alunos terem respondido informar:<text:bookmark text:name="line-216"/></text:p>
            <text:list>
              <text:list-item>
                <text:p text:style-name="P10">Maior e Menor Acerto;<text:bookmark text:name="line-217"/></text:p>
              </text:list-item>
              <text:list-item>
                <text:p text:style-name="P10">Total de Alunos que utilizaram o sistema;<text:bookmark text:name="line-218"/></text:p>
              </text:list-item>
              <text:list-item>
                <text:p text:style-name="P11">A Média das Notas da Turma.<text:bookmark text:name="line-219"/><text:bookmark text:name="line-220"/><text:bookmark text:name="line-221"/><text:bookmark text:name="line-222"/><text:bookmark text:name="line-223"/><text:bookmark text:name="line-224"/><text:bookmark text:name="line-225"/><text:bookmark text:name="line-226"/><text:bookmark text:name="line-227"/><text:bookmark text:name="line-228"/><text:bookmark text:name="line-229"/><text:bookmark text:name="line-230"/><text:bookmark text:name="line-231"/><text:bookmark text:name="line-232"/><text:bookmark text:name="line-233"/></text:p>
                <text:p text:style-name="P4"><text:bookmark text:name="line-1-10"/>Gabarito da Prova:</text:p>
                <text:p text:style-name="P8"><text:bookmark text:name="line-2-10"/></text:p>
                <text:p text:style-name="P4"><text:bookmark text:name="line-3-9"/>01 - A</text:p>
                <text:p text:style-name="P4"><text:bookmark text:name="line-4-9"/>02 - B</text:p>
                <text:p text:style-name="P4"><text:bookmark text:name="line-5-7"/>03 - C</text:p>
                <text:p text:style-name="P4"><text:bookmark text:name="line-6-5"/>04 - D</text:p>
                <text:p text:style-name="P4"><text:bookmark text:name="line-7-3"/>05 - E</text:p>
                <text:p text:style-name="P4"><text:bookmark text:name="line-8-2"/>06 - E</text:p>
                <text:p text:style-name="P4"><text:bookmark text:name="line-9-1"/>07 - D</text:p>
                <text:p text:style-name="P4"><text:bookmark text:name="line-1010"/>08 - C</text:p>
                <text:p text:style-name="P4"><text:bookmark text:name="line-1110"/>09 - B</text:p>
                <text:p text:style-name="P5"><text:bookmark text:name="line-1210"/>10 - A</text:p>
                <text:p text:style-name="P10"><text:bookmark text:name="line-234"/><text:bookmark text:name="line-235"/>Após concluir isto você poderia incrementar o programa permitindo que o professor digite o gabarito da prova antes dos alunos usarem o programa.<text:bookmark text:name="line-236"/><text:bookmark text:name="line-237"/></text:p>
              </text:list-item>
            </text:list>
          </text:list-item>
          <text:list-item>
            <text:p text:style-name="P11">Em uma competição de salto em distância cada atleta tem direito a cinco saltos. No final da série de saltos de cada atleta, o melhor e o pior resultados são eliminados. O seu resultado fica sendo a média dos três valores restantes. Você deve fazer um programa que receba o nome e as cinco distâncias alcançadas pelo atleta em seus saltos e depois informe a média dos saltos conforme a descrição acima informada (retirar o melhor e o pior salto e depois calcular a média). Faça uso de uma lista para armazenar os saltos. Os saltos são informados na ordem da execução, portanto não são ordenados. O programa deve ser encerrado quando não for informado o nome do atleta. A saída do programa deve ser conforme o exemplo abaixo:<text:bookmark text:name="line-238"/><text:bookmark text:name="line-239"/><text:bookmark text:name="line-240"/><text:bookmark text:name="line-241"/><text:bookmark text:name="line-242"/><text:bookmark text:name="line-243"/><text:bookmark text:name="line-244"/><text:bookmark text:name="line-245"/><text:bookmark text:name="line-246"/><text:bookmark text:name="line-247"/><text:bookmark text:name="line-248"/><text:bookmark text:name="line-249"/><text:bookmark text:name="line-250"/><text:bookmark text:name="line-251"/><text:bookmark text:name="line-252"/><text:bookmark text:name="line-253"/><text:bookmark text:name="line-254"/></text:p>
            <text:p text:style-name="P4"><text:bookmark text:name="line-1-11"/>Atleta: Rodrigo Curvêllo</text:p>
            <text:p text:style-name="P8"><text:bookmark text:name="line-2-11"/></text:p>
            <text:p text:style-name="P4"><text:bookmark text:name="line-3-10"/>Primeiro Salto: 6.5 m</text:p>
            <text:p text:style-name="P4"><text:bookmark text:name="line-4-10"/>Segundo Salto: 6.1 m</text:p>
            <text:p text:style-name="P4"><text:bookmark text:name="line-5-8"/>Terceiro Salto: 6.2 m</text:p>
            <text:p text:style-name="P4"><text:bookmark text:name="line-6-6"/>Quarto Salto: 5.4 m</text:p>
            <text:p text:style-name="P4"><text:bookmark text:name="line-7-4"/>Quinto Salto: 5.3 m</text:p>
            <text:p text:style-name="P8"><text:bookmark text:name="line-8-3"/></text:p>
            <text:p text:style-name="P4"><text:bookmark text:name="line-9-2"/>Melhor salto: <text:s/>6.5 m</text:p>
            <text:p text:style-name="P4"><text:bookmark text:name="line-10-1"/>Pior salto: 5.3 m</text:p>
            <text:p text:style-name="P4"><text:bookmark text:name="line-11-1"/>Média dos demais saltos: 5.9 m</text:p>
            <text:p text:style-name="P8"><text:bookmark text:name="line-12-1"/></text:p>
            <text:p text:style-name="P4"><text:bookmark text:name="line-1310"/>Resultado final:</text:p>
            <text:p text:style-name="P5"><text:bookmark text:name="line-1410"/><text:soft-page-break/>Rodrigo Curvêllo: 5.9 m</text:p>
          </text:list-item>
          <text:list-item>
            <text:p text:style-name="P11"><text:bookmark text:name="line-255"/><text:bookmark text:name="line-256"/>Em uma competição de ginástica, cada atleta recebe votos de sete jurados. A melhor e a pior nota são eliminadas. A sua nota fica sendo a média dos votos restantes. Você deve fazer um programa que receba o nome do ginasta e as notas dos sete jurados alcançadas pelo atleta em sua apresentação e depois informe a sua média, conforme a descrição acima informada (retirar o melhor e o pior salto e depois calcular a média com as notas restantes). As notas não são informados ordenadas. Um exemplo de saída do programa deve ser conforme o exemplo abaixo:<text:bookmark text:name="line-257"/><text:bookmark text:name="line-258"/><text:bookmark text:name="line-259"/><text:bookmark text:name="line-260"/><text:bookmark text:name="line-261"/><text:bookmark text:name="line-262"/><text:bookmark text:name="line-263"/><text:bookmark text:name="line-264"/><text:bookmark text:name="line-265"/><text:bookmark text:name="line-266"/><text:bookmark text:name="line-267"/><text:bookmark text:name="line-268"/><text:bookmark text:name="line-269"/><text:bookmark text:name="line-270"/><text:bookmark text:name="line-271"/><text:bookmark text:name="line-272"/></text:p>
            <text:p text:style-name="P4"><text:bookmark text:name="line-1-12"/>Atleta: Aparecido Parente</text:p>
            <text:p text:style-name="P4"><text:bookmark text:name="line-2-12"/>Nota: 9.9</text:p>
            <text:p text:style-name="P4"><text:bookmark text:name="line-3-11"/>Nota: 7.5</text:p>
            <text:p text:style-name="P4"><text:bookmark text:name="line-4-11"/>Nota: 9.5</text:p>
            <text:p text:style-name="P4"><text:bookmark text:name="line-5-9"/>Nota: 8.5</text:p>
            <text:p text:style-name="P4"><text:bookmark text:name="line-6-7"/>Nota: 9.0</text:p>
            <text:p text:style-name="P4"><text:bookmark text:name="line-7-5"/>Nota: 8.5</text:p>
            <text:p text:style-name="P4"><text:bookmark text:name="line-8-4"/>Nota: 9.7</text:p>
            <text:p text:style-name="P8"><text:bookmark text:name="line-9-3"/></text:p>
            <text:p text:style-name="P4"><text:bookmark text:name="line-10-2"/>Resultado final:</text:p>
            <text:p text:style-name="P4"><text:bookmark text:name="line-11-2"/>Atleta: Aparecido Parente</text:p>
            <text:p text:style-name="P4"><text:bookmark text:name="line-12-2"/>Melhor nota: 9.9</text:p>
            <text:p text:style-name="P4"><text:bookmark text:name="line-13-1"/>Pior nota: 7.5</text:p>
            <text:p text:style-name="P5"><text:bookmark text:name="line-14-1"/>Média: 9,04</text:p>
          </text:list-item>
          <text:list-item>
            <text:p text:style-name="P10"><text:bookmark text:name="line-273"/><text:bookmark text:name="line-274"/>Faça um programa que peça um numero inteiro positivo e em seguida mostre este numero invertido.<text:bookmark text:name="line-275"/></text:p>
            <text:list>
              <text:list-item>
                <text:p text:style-name="P11">Exemplo:<text:bookmark text:name="line-276"/><text:bookmark text:name="line-277"/><text:bookmark text:name="line-278"/><text:bookmark text:name="line-279"/><text:bookmark text:name="line-280"/></text:p>
                <text:p text:style-name="P6"><text:bookmark text:name="line-1-13"/><text:s text:c="2"/><text:span text:style-name="T8">12376489</text:span></text:p>
                <text:p text:style-name="P7"><text:bookmark text:name="line-2-13"/><text:s text:c="2"/><text:span text:style-name="T8">=&gt; 98467321</text:span></text:p>
              </text:list-item>
            </text:list>
          </text:list-item>
          <text:list-item>
            <text:p text:style-name="P10"><text:bookmark text:name="line-281"/><text:bookmark text:name="line-282"/>Faça um programa que mostre os n termos da Série a seguir:<text:bookmark text:name="line-283"/></text:p>
            <text:list>
              <text:list-item>
                <text:p text:style-name="P7"><text:bookmark text:name="line-284"/><text:bookmark text:name="line-285"/><text:bookmark text:name="line-1-14"/><text:s text:c="2"/><text:span text:style-name="T8">S = 1/1 + 2/3 + 3/5 + 4/7 + 5/9 + ... + n/m. </text:span></text:p>
                <text:p text:style-name="P10"><text:bookmark text:name="line-286"/>Imprima no final a soma da série.<text:bookmark text:name="line-287"/><text:bookmark text:name="line-288"/></text:p>
              </text:list-item>
            </text:list>
          </text:list-item>
          <text:list-item>
            <text:p text:style-name="P10">Sendo H= 1 + 1/2 + 1/3 + 1/4 + ... + 1/N, Faça um programa que calcule o valor de H com N termos.<text:bookmark text:name="line-289"/><text:bookmark text:name="line-290"/></text:p>
          </text:list-item>
          <text:list-item>
            <text:p text:style-name="P10">Faça um programa que mostre os n termos da Série a seguir:<text:bookmark text:name="line-291"/></text:p>
            <text:list>
              <text:list-item>
                <text:p text:style-name="P7"><text:bookmark text:name="line-292"/><text:bookmark text:name="line-293"/><text:bookmark text:name="line-1-15"/><text:s text:c="2"/><text:span text:style-name="T8">S = 1/1 + 2/3 + 3/5 + 4/7 + 5/9 + ... + n/m. </text:span></text:p>
                <text:p text:style-name="P11"><text:bookmark text:name="line-294"/>Imprima no final a soma da série.</text:p>
              </text:list-item>
            </text:list>
          </text:list-item>
        </text:list>
      </text:section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courier" svg:font-family="courier, monospac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556cm" fo:margin-right="0.44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0T17:32:22.100198194</meta:creation-date>
    <dc:date>2024-05-30T17:33:36.364557938</dc:date>
    <meta:editing-duration>PT1M15S</meta:editing-duration>
    <meta:editing-cycles>1</meta:editing-cycles>
    <meta:document-statistic meta:table-count="0" meta:image-count="0" meta:object-count="0" meta:page-count="5" meta:paragraph-count="179" meta:word-count="2680" meta:character-count="14404" meta:non-whitespace-character-count="11778"/>
    <meta:generator>LibreOffice/7.3.7.2$Linux_X86_64 LibreOffice_project/30$Build-2</meta:generator>
  </office:meta>
</office:document-meta>
</file>